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RequisitosFuncionais" style:family="table">
      <style:table-properties style:width="12.51cm" table:align="center" style:shadow="none"/>
    </style:style>
    <style:style style:name="Tabela1-RequisitosFuncionais.A" style:family="table-column">
      <style:table-column-properties style:column-width="2.91cm"/>
    </style:style>
    <style:style style:name="Tabela1-RequisitosFuncionais.B" style:family="table-column">
      <style:table-column-properties style:column-width="9.599cm"/>
    </style:style>
    <style:style style:name="Tabela1-RequisitosFuncionais.A1" style:family="table-cell">
      <style:table-cell-properties fo:padding="0.097cm" fo:border-left="0.05pt solid #000000" fo:border-right="none" fo:border-top="0.05pt solid #000000" fo:border-bottom="0.05pt solid #000000"/>
    </style:style>
    <style:style style:name="Tabela1-RequisitosFuncionais.B1" style:family="table-cell">
      <style:table-cell-properties fo:padding="0.097cm" fo:border="0.05pt solid #000000"/>
    </style:style>
    <style:style style:name="Tabela1-RequisitosFuncionais.A2" style:family="table-cell">
      <style:table-cell-properties fo:padding="0.097cm" fo:border-left="0.05pt solid #000000" fo:border-right="none" fo:border-top="none" fo:border-bottom="0.05pt solid #000000"/>
    </style:style>
    <style:style style:name="Tabela1-RequisitosFuncionais.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style>
    <style:style style:name="Tabela2.A" style:family="table-column">
      <style:table-column-properties style:column-width="2.309cm" style:rel-column-width="1309*"/>
    </style:style>
    <style:style style:name="Tabela2.B" style:family="table-column">
      <style:table-column-properties style:column-width="2.189cm" style:rel-column-width="1241*"/>
    </style:style>
    <style:style style:name="Tabela2.C" style:family="table-column">
      <style:table-column-properties style:column-width="11.502cm" style:rel-column-width="6521*"/>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 fo:font-size="12pt" officeooo:rsid="0019db85" officeooo:paragraph-rsid="0019db85" style:font-size-asian="12pt" style:font-size-complex="12pt"/>
    </style:style>
    <style:style style:name="P2" style:family="paragraph" style:parent-style-name="Standard">
      <style:paragraph-properties fo:line-height="150%" fo:text-align="justify" style:justify-single-word="false"/>
      <style:text-properties style:font-name="Times New Roman" fo:font-size="12pt" officeooo:rsid="0020caf6" officeooo:paragraph-rsid="0020caf6" style:font-size-asian="12pt" style:font-size-complex="12pt"/>
    </style:style>
    <style:style style:name="P3" style:family="paragraph" style:parent-style-name="Standard">
      <style:paragraph-properties fo:line-height="150%" fo:text-align="justify" style:justify-single-word="false"/>
      <style:text-properties style:font-name="Times New Roman" fo:font-size="12pt" officeooo:rsid="0024a4be" officeooo:paragraph-rsid="005dbcf0" style:font-size-asian="12pt" style:font-size-complex="12pt"/>
    </style:style>
    <style:style style:name="P4" style:family="paragraph" style:parent-style-name="Standard">
      <style:paragraph-properties fo:line-height="150%" fo:text-align="justify" style:justify-single-word="false"/>
      <style:text-properties style:font-name="Times New Roman" fo:font-size="12pt" officeooo:rsid="002077f9" officeooo:paragraph-rsid="002077f9"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officeooo:paragraph-rsid="00153885"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officeooo:paragraph-rsid="00356edf"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fo:font-style="normal" officeooo:rsid="0020caf6" officeooo:paragraph-rsid="0020caf6"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Times New Roman" fo:font-size="12pt" fo:font-style="normal" officeooo:rsid="00232b9c" officeooo:paragraph-rsid="00232b9c"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Times New Roman" fo:font-size="12pt" fo:font-style="normal" officeooo:rsid="0024a4be" officeooo:paragraph-rsid="0024a4be"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Times New Roman" fo:font-size="12pt" fo:font-style="normal" officeooo:rsid="0024a4be" officeooo:paragraph-rsid="005dbcf0"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Times New Roman" fo:font-size="12pt" fo:font-style="normal" officeooo:rsid="00264cca" officeooo:paragraph-rsid="00264cca"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Times New Roman" fo:font-size="12pt" fo:font-style="normal" officeooo:rsid="00264cca" officeooo:paragraph-rsid="004324f4"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 fo:font-size="12pt" fo:font-style="normal" officeooo:rsid="00264cca" officeooo:paragraph-rsid="005dbcf0"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style="normal" officeooo:rsid="005ffb72" officeooo:paragraph-rsid="005ffb72"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officeooo:paragraph-rsid="00153885"/>
    </style:style>
    <style:style style:name="P16" style:family="paragraph" style:parent-style-name="Text_20_body">
      <style:paragraph-properties fo:line-height="150%" fo:text-align="justify" style:justify-single-word="false"/>
      <style:text-properties style:font-name="Times New Roman" fo:font-size="12pt" officeooo:rsid="0019db85" officeooo:paragraph-rsid="0044e7d9" style:font-size-asian="12pt" style:font-size-complex="12pt"/>
    </style:style>
    <style:style style:name="P17" style:family="paragraph" style:parent-style-name="Text_20_body">
      <style:paragraph-properties fo:line-height="150%" fo:text-align="center" style:justify-single-word="false"/>
      <style:text-properties style:font-name="Times New Roman" fo:font-size="12pt" officeooo:rsid="00295eb1" officeooo:paragraph-rsid="00295eb1" style:font-size-asian="12pt" style:font-size-complex="12pt"/>
    </style:style>
    <style:style style:name="P18" style:family="paragraph" style:parent-style-name="Text_20_body">
      <style:paragraph-properties fo:line-height="150%" fo:text-align="center" style:justify-single-word="false"/>
      <style:text-properties style:font-name="Times New Roman" fo:font-size="12pt" fo:font-weight="bold" officeooo:rsid="00295eb1" officeooo:paragraph-rsid="00295eb1" style:font-size-asian="12pt" style:font-weight-asian="bold" style:font-size-complex="12pt" style:font-weight-complex="bold"/>
    </style:style>
    <style:style style:name="P19" style:family="paragraph" style:parent-style-name="Text_20_body">
      <style:paragraph-properties fo:line-height="150%" fo:text-align="justify" style:justify-single-word="false"/>
      <style:text-properties style:font-name="Times New Roman" fo:font-size="12pt" fo:font-style="normal" officeooo:rsid="0024a4be" officeooo:paragraph-rsid="004324f4" style:font-size-asian="12pt" style:font-style-asian="normal" style:font-size-complex="12pt" style:font-style-complex="normal"/>
    </style:style>
    <style:style style:name="P20" style:family="paragraph" style:parent-style-name="Text_20_body">
      <style:paragraph-properties fo:line-height="150%" fo:text-align="justify" style:justify-single-word="false"/>
      <style:text-properties style:font-name="Times New Roman" fo:font-size="12pt" fo:font-style="normal" officeooo:rsid="00264cca" officeooo:paragraph-rsid="004324f4" style:font-size-asian="12pt" style:font-style-asian="normal" style:font-size-complex="12pt" style:font-style-complex="normal"/>
    </style:style>
    <style:style style:name="P2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 fo:font-size="12pt" officeooo:paragraph-rsid="002be996" style:font-size-asian="12pt" style:font-size-complex="12pt"/>
    </style:style>
    <style:style style:name="P2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 fo:font-size="12pt" officeooo:rsid="00295eb1" officeooo:paragraph-rsid="00295eb1" style:font-size-asian="12pt" style:font-size-complex="12pt"/>
    </style:style>
    <style:style style:name="P2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 fo:font-size="12pt" officeooo:rsid="002ac0fb" officeooo:paragraph-rsid="002ac0fb" style:font-size-asian="12pt" style:font-size-complex="12pt"/>
    </style:style>
    <style:style style:name="P2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 fo:font-size="12pt" officeooo:rsid="002be996" officeooo:paragraph-rsid="002be996" style:font-size-asian="12pt" style:font-size-complex="12pt"/>
    </style:style>
    <style:style style:name="P2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 fo:font-size="12pt" fo:font-weight="bold" officeooo:paragraph-rsid="002be996" style:font-size-asian="12pt" style:font-weight-asian="bold" style:font-size-complex="12pt" style:font-weight-complex="bold"/>
    </style:style>
    <style:style style:name="P2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 fo:font-size="12pt" fo:font-weight="bold" officeooo:rsid="00295eb1" officeooo:paragraph-rsid="00295eb1" style:font-size-asian="12pt" style:font-weight-asian="bold" style:font-size-complex="12pt" style:font-weight-complex="bold"/>
    </style:style>
    <style:style style:name="P27" style:family="paragraph" style:parent-style-name="Heading_20_3">
      <style:paragraph-properties fo:line-height="150%" fo:text-align="justify" style:justify-single-word="false"/>
      <style:text-properties style:font-name="Times New Roman" fo:font-size="12pt" officeooo:paragraph-rsid="004324f4" style:font-size-asian="12pt" style:font-size-complex="12pt"/>
    </style:style>
    <style:style style:name="P28" style:family="paragraph" style:parent-style-name="Heading_20_3">
      <style:paragraph-properties fo:line-height="150%" fo:text-align="justify" style:justify-single-word="false"/>
      <style:text-properties style:font-name="Times New Roman" fo:font-size="12pt" officeooo:paragraph-rsid="004324f4" style:font-size-asian="12pt" style:font-size-complex="12pt"/>
    </style:style>
    <style:style style:name="P29" style:family="paragraph" style:parent-style-name="Heading_20_2">
      <style:text-properties style:font-name="Times New Roman" fo:font-size="12pt" style:font-size-asian="12pt" style:font-size-complex="12pt"/>
    </style:style>
    <style:style style:name="P30" style:family="paragraph" style:parent-style-name="Heading_20_2">
      <style:paragraph-properties fo:line-height="150%" fo:text-align="center" style:justify-single-word="false"/>
      <style:text-properties style:font-name="Times New Roman" fo:font-size="12pt" officeooo:rsid="00295eb1" officeooo:paragraph-rsid="00295eb1" style:font-size-asian="12pt" style:font-size-complex="12pt"/>
    </style:style>
    <style:style style:name="P31" style:family="paragraph" style:parent-style-name="Heading_20_1">
      <style:text-properties style:font-name="Times New Roman" fo:font-size="12pt" style:font-size-asian="12pt" style:font-size-complex="12pt"/>
    </style:style>
    <style:style style:name="P32" style:family="paragraph" style:parent-style-name="Heading_20_1">
      <style:paragraph-properties fo:line-height="150%"/>
      <style:text-properties style:font-name="Times New Roman" fo:font-size="12pt" style:font-size-asian="12pt" style:font-size-complex="12pt"/>
    </style:style>
    <style:style style:name="P33" style:family="paragraph" style:parent-style-name="Heading_20_1">
      <style:paragraph-properties fo:line-height="150%" fo:text-align="justify" style:justify-single-word="false"/>
      <style:text-properties style:font-name="Times New Roman" fo:font-size="12pt" style:font-size-asian="12pt" style:font-size-complex="12pt"/>
    </style:style>
    <style:style style:name="P34" style:family="paragraph" style:parent-style-name="Heading_20_1">
      <style:text-properties fo:font-size="12pt" style:font-size-asian="12pt" style:font-size-complex="12pt"/>
    </style:style>
    <style:style style:name="P35" style:family="paragraph" style:parent-style-name="Table_20_Contents">
      <style:paragraph-properties fo:text-align="justify" style:justify-single-word="false"/>
      <style:text-properties style:font-name="Times New Roman2" officeooo:rsid="005dbcf0" officeooo:paragraph-rsid="005dbcf0" style:font-size-asian="10.5pt"/>
    </style:style>
    <style:style style:name="P36" style:family="paragraph" style:parent-style-name="Table_20_Heading">
      <style:text-properties style:font-name="Times New Roman2" officeooo:rsid="005dbcf0" officeooo:paragraph-rsid="005dbcf0" style:font-size-asian="10.5pt"/>
    </style:style>
    <style:style style:name="T1" style:family="text">
      <style:text-properties officeooo:rsid="00153885"/>
    </style:style>
    <style:style style:name="T2" style:family="text">
      <style:text-properties fo:font-style="normal" style:font-style-asian="normal" style:font-style-complex="normal"/>
    </style:style>
    <style:style style:name="T3" style:family="text">
      <style:text-properties fo:font-style="normal" officeooo:rsid="001bd8b9" style:font-style-asian="normal" style:font-style-complex="normal"/>
    </style:style>
    <style:style style:name="T4" style:family="text">
      <style:text-properties fo:font-style="normal" officeooo:rsid="001db2e2" style:font-style-asian="normal" style:font-style-complex="normal"/>
    </style:style>
    <style:style style:name="T5" style:family="text">
      <style:text-properties fo:font-style="normal" officeooo:rsid="001fa933" style:font-style-asian="normal" style:font-style-complex="normal"/>
    </style:style>
    <style:style style:name="T6" style:family="text">
      <style:text-properties fo:font-style="normal" officeooo:rsid="002077f9" style:font-style-asian="normal" style:font-style-complex="normal"/>
    </style:style>
    <style:style style:name="T7" style:family="text">
      <style:text-properties fo:font-style="normal" officeooo:rsid="00495231" style:font-style-asian="normal" style:font-style-complex="normal"/>
    </style:style>
    <style:style style:name="T8" style:family="text">
      <style:text-properties fo:font-style="normal" officeooo:rsid="004fb4d5" style:font-style-asian="normal" style:font-style-complex="normal"/>
    </style:style>
    <style:style style:name="T9" style:family="text">
      <style:text-properties fo:font-style="normal" officeooo:rsid="0055d148" style:font-style-asian="normal" style:font-style-complex="normal"/>
    </style:style>
    <style:style style:name="T10" style:family="text">
      <style:text-properties fo:font-style="normal" officeooo:rsid="0058b563" style:font-style-asian="normal" style:font-style-complex="normal"/>
    </style:style>
    <style:style style:name="T11" style:family="text">
      <style:text-properties fo:font-style="normal" officeooo:rsid="005a2e41" style:font-style-asian="normal" style:font-style-complex="normal"/>
    </style:style>
    <style:style style:name="T12" style:family="text">
      <style:text-properties fo:font-style="normal" officeooo:rsid="005c058b" style:font-style-asian="normal" style:font-style-complex="normal"/>
    </style:style>
    <style:style style:name="T13" style:family="text">
      <style:text-properties officeooo:rsid="0015c17c"/>
    </style:style>
    <style:style style:name="T14" style:family="text">
      <style:text-properties officeooo:rsid="001668ae"/>
    </style:style>
    <style:style style:name="T15" style:family="text">
      <style:text-properties officeooo:rsid="0019069d"/>
    </style:style>
    <style:style style:name="T16" style:family="text">
      <style:text-properties fo:font-style="italic" style:font-style-asian="italic" style:font-style-complex="italic"/>
    </style:style>
    <style:style style:name="T17" style:family="text">
      <style:text-properties fo:font-style="italic" officeooo:rsid="001bd8b9" style:font-style-asian="italic" style:font-style-complex="italic"/>
    </style:style>
    <style:style style:name="T18" style:family="text">
      <style:text-properties fo:font-style="italic" officeooo:rsid="002077f9" style:font-style-asian="italic" style:font-style-complex="italic"/>
    </style:style>
    <style:style style:name="T19" style:family="text">
      <style:text-properties fo:font-style="italic" officeooo:rsid="002ac0fb" style:font-style-asian="italic" style:font-style-complex="italic"/>
    </style:style>
    <style:style style:name="T20" style:family="text">
      <style:text-properties fo:font-style="italic" officeooo:rsid="001db2e2" style:font-style-asian="italic" style:font-style-complex="italic"/>
    </style:style>
    <style:style style:name="T21" style:family="text">
      <style:text-properties officeooo:rsid="001bd8b9"/>
    </style:style>
    <style:style style:name="T22" style:family="text">
      <style:text-properties officeooo:rsid="001db2e2"/>
    </style:style>
    <style:style style:name="T23" style:family="text">
      <style:text-properties officeooo:rsid="001fa933"/>
    </style:style>
    <style:style style:name="T24" style:family="text">
      <style:text-properties style:font-name="Times New Roman" fo:font-size="12pt" style:font-size-asian="12pt" style:font-size-complex="12pt"/>
    </style:style>
    <style:style style:name="T25" style:family="text">
      <style:text-properties style:font-name="Times New Roman" fo:font-size="12pt" officeooo:rsid="001fa933" style:font-size-asian="12pt" style:font-size-complex="12pt"/>
    </style:style>
    <style:style style:name="T26" style:family="text">
      <style:text-properties style:font-name="Times New Roman" fo:font-size="12pt" officeooo:rsid="0053c820" style:font-size-asian="12pt" style:font-size-complex="12pt"/>
    </style:style>
    <style:style style:name="T27" style:family="text">
      <style:text-properties style:font-name="Times New Roman" fo:font-size="12pt" fo:font-weight="bold" officeooo:rsid="0053c820" style:font-size-asian="12pt" style:font-weight-asian="bold" style:font-size-complex="12pt" style:font-weight-complex="bold"/>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fo:font-style="normal" officeooo:rsid="00264cca" style:font-size-asian="12pt" style:font-style-asian="normal" style:font-size-complex="12pt" style:font-style-complex="normal"/>
    </style:style>
    <style:style style:name="T30" style:family="text">
      <style:text-properties officeooo:rsid="002ac0fb"/>
    </style:style>
    <style:style style:name="T31" style:family="text">
      <style:text-properties fo:font-weight="bold" style:font-weight-asian="bold" style:font-weight-complex="bold"/>
    </style:style>
    <style:style style:name="T32" style:family="text">
      <style:text-properties fo:font-weight="bold" officeooo:rsid="003878dc" style:font-weight-asian="bold" style:font-weight-complex="bold"/>
    </style:style>
    <style:style style:name="T33" style:family="text">
      <style:text-properties fo:font-weight="bold" officeooo:rsid="003d4fd2" style:font-weight-asian="bold" style:font-weight-complex="bold"/>
    </style:style>
    <style:style style:name="T34" style:family="text">
      <style:text-properties fo:font-weight="bold" officeooo:rsid="00363b93" style:font-weight-asian="bold" style:font-weight-complex="bold"/>
    </style:style>
    <style:style style:name="T35" style:family="text">
      <style:text-properties fo:font-weight="bold" officeooo:rsid="00153885" style:font-weight-asian="bold" style:font-weight-complex="bold"/>
    </style:style>
    <style:style style:name="T36" style:family="text">
      <style:text-properties fo:font-weight="bold" officeooo:rsid="00474300" style:font-weight-asian="bold" style:font-weight-complex="bold"/>
    </style:style>
    <style:style style:name="T37" style:family="text">
      <style:text-properties fo:font-weight="bold" officeooo:rsid="00495231" style:font-weight-asian="bold" style:font-weight-complex="bold"/>
    </style:style>
    <style:style style:name="T38" style:family="text">
      <style:text-properties fo:font-weight="bold" officeooo:rsid="004fb4d5" style:font-weight-asian="bold" style:font-weight-complex="bold"/>
    </style:style>
    <style:style style:name="T39" style:family="text">
      <style:text-properties fo:font-weight="bold" officeooo:rsid="00517cab" style:font-weight-asian="bold" style:font-weight-complex="bold"/>
    </style:style>
    <style:style style:name="T40" style:family="text">
      <style:text-properties fo:font-weight="bold" officeooo:rsid="00536d24" style:font-weight-asian="bold" style:font-weight-complex="bold"/>
    </style:style>
    <style:style style:name="T41" style:family="text">
      <style:text-properties fo:font-weight="bold" officeooo:rsid="0058ca49" style:font-weight-asian="bold" style:font-weight-complex="bold"/>
    </style:style>
    <style:style style:name="T42" style:family="text">
      <style:text-properties fo:language="en" fo:country="US"/>
    </style:style>
    <style:style style:name="T43" style:family="text">
      <style:text-properties fo:language="en" fo:country="US" officeooo:rsid="002be996"/>
    </style:style>
    <style:style style:name="T44" style:family="text">
      <style:text-properties fo:language="en" fo:country="US" fo:font-weight="bold" style:font-weight-asian="bold" style:font-weight-complex="bold"/>
    </style:style>
    <style:style style:name="T45" style:family="text">
      <style:text-properties officeooo:rsid="00319ffe"/>
    </style:style>
    <style:style style:name="T46" style:family="text">
      <style:text-properties officeooo:rsid="00356edf"/>
    </style:style>
    <style:style style:name="T47" style:family="text">
      <style:text-properties fo:font-weight="normal" officeooo:rsid="00363b93" style:font-weight-asian="normal" style:font-weight-complex="normal"/>
    </style:style>
    <style:style style:name="T48" style:family="text">
      <style:text-properties officeooo:rsid="003878dc"/>
    </style:style>
    <style:style style:name="T49" style:family="text">
      <style:text-properties officeooo:rsid="003ba0ac"/>
    </style:style>
    <style:style style:name="T50" style:family="text">
      <style:text-properties officeooo:rsid="003d4fd2"/>
    </style:style>
    <style:style style:name="T51" style:family="text">
      <style:text-properties officeooo:rsid="003faba3"/>
    </style:style>
    <style:style style:name="T52" style:family="text">
      <style:text-properties officeooo:rsid="00406966"/>
    </style:style>
    <style:style style:name="T53" style:family="text">
      <style:text-properties officeooo:rsid="00410a1b"/>
    </style:style>
    <style:style style:name="T54" style:family="text">
      <style:text-properties officeooo:rsid="0041b846"/>
    </style:style>
    <style:style style:name="T55" style:family="text">
      <style:text-properties fo:font-size="12pt" style:font-size-asian="12pt" style:font-size-complex="12pt"/>
    </style:style>
    <style:style style:name="T56" style:family="text">
      <style:text-properties officeooo:rsid="00474300"/>
    </style:style>
    <style:style style:name="T57" style:family="text">
      <style:text-properties officeooo:rsid="00495231"/>
    </style:style>
    <style:style style:name="T58" style:family="text">
      <style:text-properties officeooo:rsid="004fb4d5"/>
    </style:style>
    <style:style style:name="T59" style:family="text">
      <style:text-properties officeooo:rsid="00517cab"/>
    </style:style>
    <style:style style:name="T60" style:family="text">
      <style:text-properties officeooo:rsid="00536d24"/>
    </style:style>
    <style:style style:name="T61" style:family="text">
      <style:text-properties officeooo:rsid="0058ca49"/>
    </style:style>
    <style:style style:name="T62" style:family="text">
      <style:text-properties officeooo:rsid="005dbc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 text:is-list-header="true">SKALLA – GESTÃO DE ESCALAS DE TRABALHO</text:h>
      <text:p text:style-name="P18">Maickel Pirchiner da Costa¹, Leonardo Queiroga Ramirez²</text:p>
      <text:p text:style-name="P17">maickelpc@gmail.com¹, mandaproleo@gmail.com²</text:p>
      <text:p text:style-name="P17">Instituto Federal do Paraná</text:p>
      <text:p text:style-name="P26">Resumo</text:p>
      <text:p text:style-name="P22">O presente artigo tem como objetivo abordar <text:span text:style-name="T30">o desenvolvimento da plataforma de gerenciamento de escalas de trabalho SkAlla. Tendo em vista que muitos processos trabalhistas têm como tema a parte de horas extras, muitas horas ininterruptas, cansando assim o colaborador e afetando a empresa como um todo, o SkAlla vem apresentar uma maneira fácil de cálculo de horas e gerenciamento de escalas de trabalho. Foi desenvolvido visando primariamente o trabalho no </text:span><text:span text:style-name="T19">desktop</text:span><text:span text:style-name="T30"> ou na internet, utiliza a linguagem Python com a ferramenta Django Framework, persistência através do PostgreSQL e interface com Bootstrap e VueJS. O sistema possui gerenciamento de clientes, colaboradores, locais de trabalho, turnos e criação de escalas com notificações e solicitações de alteração ou cancelamento por parte dos colaboradores, assim como também relatórios de escalas. Os resultados após o desenvolvimento são satisfatórios, viabilizando a implementação e comercialização do projeto.</text:span></text:p>
      <text:p text:style-name="P23"><text:span text:style-name="T31">Palavras-chave:</text:span> Gestão de Escalas Trabalhistas. Horas Trabalhadas. Saúde do Trabalhador.</text:p>
      <text:p text:style-name="P23"/>
      <text:p text:style-name="P25"><text:span text:style-name="T30">Abstract</text:span></text:p>
      <text:p text:style-name="P21">T<text:span text:style-name="T42">his article aims to address the development of the SkAlla workspace management platform. Given that many labor processes are about overtime, uninterrupted hours, tiring the employee and affecting the company as a whole, SkAlla provides an easy way to calculate hours and work schedule management. It was developed primarily for desktop or internet work, uses Python language with the Django Framework tool, persistence through PostgreSQL and interface with Bootstrap and VueJS. </text:span><text:span text:style-name="T43">It has clients, employees, workplaces, shifts <text:s/>management, and supports requests for changes or cancellation by employees as well as reports on scales. The results after development are satisfactory, enabling the implementation and commercialization of the project.</text:span></text:p>
      <text:p text:style-name="P24"><text:span text:style-name="T44">Keywords:</text:span><text:span text:style-name="T42"> Labor Scale Management. Worked hours. Worker's health.</text:span></text:p>
      <text:h text:style-name="P32" text:outline-level="1" text:restart-numbering="true" text:start-value="-1"><text:soft-page-break/><text:span text:style-name="T54">I</text:span>ntrodução</text:h>
      <text:p text:style-name="Text_20_body"><text:tab/>A maioria das empresas que possuem colaboradores, adotam um horário comercial de atendimento, por isso as jornadas de trabalho giram em torno de oito horas diárias, e não ultrapassando quarenta e quatro horas semanais, atendendo a <text:span text:style-name="T1">CLT [BRASIL, 1943, s. II].</text:span></text:p>
      <text:p text:style-name="Text_20_body"><text:span text:style-name="T48"><text:tab/>Porém, m</text:span>uitas empresas de diversos ramos não se conseguem se adequar à jornada de trabalho padrão, e precisam manter turnos diferenciados, <text:span text:style-name="T48">funcionando até</text:span> 24 horas por dia, como fábricas, suporte a sistemas, atendimento de chamados de sistemas, energia elétrica, telecomunicações, empresas do ramo de segurança, <text:span text:style-name="T15">limpeza, pronto socorro, entre outros</text:span>. Por isso a CLT disponibiliza alguns outros formatos de jornada de trabalho <text:span text:style-name="T48">e </text:span>descanso, como a jornada de 4x2, 5x1, 6x1, e 5x2, que relaciona os dias trabalhados com os dias de folga, e as escalas 12x36 e 24x48 que relaciona as horas trabalhadas com as horas de descanso <text:span text:style-name="T14">[Conheça todos os tipos de escalas de trabalho permitidas, 2019]</text:span>.</text:p>
      <text:p text:style-name="Text_20_body"><text:tab/>A gestão <text:span text:style-name="T49">das</text:span> escalas é complexa, bem como os cálculos para verificar a quantidade de horas trabalhadas por colaborador, e isso faz com que as horas extras sejam o primeiro lugar no ranking dos assuntos nos processos no TST (Tribunal superior do trabalho), enquanto o intervalo intrajornada seja o terceiro neste mesmo ranking. [<text:span text:style-name="T51">TST.JUS.BR, 2019</text:span>].</text:p>
      <text:p text:style-name="Text_20_body"><text:span text:style-name="T52"><text:tab/>O objetivo</text:span> é construir uma ferramenta em uma plataforma web, que possibilite <text:span text:style-name="T52">à</text:span>s empresas <text:span text:style-name="T52">obter</text:span> uma gestão mais simplificada das escalas de trabalho, permitindo consultar a quantidade de horas trabalhadas pelos colaboradores, e alertar quando houver alguma sobrecarga de algum colaborador, para ajudar <text:span text:style-name="T52">a </text:span>evitar problemas relacionados <text:span text:style-name="T45">a</text:span> essa<text:span text:style-name="T53">s</text:span> quest<text:span text:style-name="T53">ões</text:span>.</text:p>
      <text:h text:style-name="P31" text:outline-level="1">O Projeto</text:h>
      <text:p text:style-name="P1"><text:tab/>O projeto iniciou-se buscando profissionais de empresas que possuem escalas de trabalho que fogem do padrão, com isso, um profissional da área de segurança pública, alocado na gestão de TI do 14º batalhão da polícia militar se dispôs a dar consultoria para nortear a criação do projeto.</text:p>
      <text:h text:style-name="P29" text:outline-level="2">Tecnologia</text:h>
      <text:p text:style-name="P16"><text:tab/>Criar um sistema web é um pré-requisito, com isso, foram avaliadas as principais tecnologias disponíveis no mercado, e optou-se pelo <text:span text:style-name="T16">django</text:span><text:span text:style-name="T2">, um </text:span><text:span text:style-name="T16">framework</text:span><text:span text:style-name="T2"> para criação de aplicações web, escrito na linguagem </text:span><text:span text:style-name="T16">python</text:span><text:span text:style-name="T2">. </text:span><text:span text:style-name="T3">A opção se dá pelo fato de o python ser a linguagem que apresenta o maior crescimento do mercado nos últimos anos [</text:span><text:span text:style-name="T7">ROBINSON, </text:span><text:soft-page-break/><text:span text:style-name="T7">David, 2017</text:span><text:span text:style-name="T3">], e o </text:span><text:span text:style-name="T17">django</text:span><text:span text:style-name="T3"> ser o maior framework que utiliza essa linguagem, focado em desenvolvimento rápido, limpo e com design pragmático, além de ser utilizado em grandes sistemas/portais como globo.com, pinterest, instagram, e</text:span><text:span text:style-name="T4">ntre outros</text:span><text:span text:style-name="T3"> [</text:span><text:span text:style-name="T8">HIDEKI, Erik. 2013</text:span><text:span text:style-name="T3">].</text:span></text:p>
      <text:p text:style-name="P16"><text:span text:style-name="T3"><text:tab/></text:span><text:span text:style-name="T22">O banco de dados de modelo relacional utilizado no projeto é o </text:span><text:span text:style-name="T20">Postgresql. </text:span><text:span text:style-name="T5">A opção se dá por vários fatores, como a licença GNU[</text:span><text:span text:style-name="T10">POSTGRESQL - LICENSE</text:span><text:span text:style-name="T9">, POSTGRESQL, </text:span><text:span text:style-name="T10">c</text:span><text:span text:style-name="T9">1996-2019</text:span><text:span text:style-name="T5">], que oferece permissão total, para qualquer um copiar, utilizar e distribuir [</text:span><text:span text:style-name="T9">GNU OPERATING SYSTEM, 2007</text:span><text:span text:style-name="T5">]. Além disso, </text:span><text:span text:style-name="T6">oferece integridade referencial, recurso de </text:span><text:span text:style-name="T18">schema</text:span><text:span text:style-name="T6">, </text:span><text:span text:style-name="T18">procedures</text:span><text:span text:style-name="T6"> e <text:s/></text:span><text:span text:style-name="T18">triggers, </text:span><text:span text:style-name="T6">que possibilita automatizar algumas funções, controle transacional, que auxilia em operações complexas que envolvem alterações em mais de um registro. Possui um controle MVCC (</text:span><text:span text:style-name="T18">Multiversion Concurrency Control</text:span><text:span text:style-name="T6"> – Controle de Concorrência Multiversões) que trata os </text:span><text:span text:style-name="T18">locks</text:span><text:span text:style-name="T6"> de forma inteligente, evitando conflito de operações entre usuários.[</text:span><text:span text:style-name="T10">POSTGRESQL – ABOUT, POSTGRESQL, c1996-2019</text:span><text:span text:style-name="T6">]</text:span></text:p>
      <text:p text:style-name="P2"><text:tab/>Para uma tela mais amigável e intuitiva, o projeto utiliza o <text:span text:style-name="T16">framework</text:span> de <text:span text:style-name="T16">frontend VueJS, </text:span><text:span text:style-name="T2">que tem a característica de ser progressivo, voltado à criação de interfaces para o usuário. Por ser uma ferramenta reativa, fica mais intuitivo o desenvolvimento, e também aproxima a criação da das </text:span><text:span text:style-name="T16">views </text:span><text:span text:style-name="T2">do paradigma de orientação </text:span><text:span text:style-name="T12">a</text:span><text:span text:style-name="T2"> objetos [</text:span><text:span text:style-name="T11">VUE.JS, c2019</text:span><text:span text:style-name="T2">].</text:span></text:p>
      <text:p text:style-name="P7"/>
      <text:h text:style-name="P29" text:outline-level="2">Requisitos</text:h>
      <text:h text:style-name="P28" text:outline-level="3">Requisitos funcionais</text:h>
      <table:table table:name="Tabela1-RequisitosFuncionais" table:style-name="Tabela1-RequisitosFuncionais">
        <table:table-column table:style-name="Tabela1-RequisitosFuncionais.A"/>
        <table:table-column table:style-name="Tabela1-RequisitosFuncionais.B"/>
        <table:table-header-rows>
          <table:table-row>
            <table:table-cell table:style-name="Tabela1-RequisitosFuncionais.A1" office:value-type="string">
              <text:p text:style-name="P36">Referência</text:p>
            </table:table-cell>
            <table:table-cell table:style-name="Tabela1-RequisitosFuncionais.B1" office:value-type="string">
              <text:p text:style-name="P36">Requisito</text:p>
            </table:table-cell>
          </table:table-row>
        </table:table-header-rows>
        <table:table-row>
          <table:table-cell table:style-name="Tabela1-RequisitosFuncionais.A2" office:value-type="string">
            <text:p text:style-name="P35">RF 01</text:p>
          </table:table-cell>
          <table:table-cell table:style-name="Tabela1-RequisitosFuncionais.B2" office:value-type="string">
            <text:p text:style-name="P10">Manter Cidade/Estado/Pais</text:p>
          </table:table-cell>
        </table:table-row>
        <table:table-row>
          <table:table-cell table:style-name="Tabela1-RequisitosFuncionais.A2" office:value-type="string">
            <text:p text:style-name="P35">RF 02</text:p>
          </table:table-cell>
          <table:table-cell table:style-name="Tabela1-RequisitosFuncionais.B2" office:value-type="string">
            <text:p text:style-name="P3"><text:span text:style-name="T2">Manter Empresa</text:span></text:p>
          </table:table-cell>
        </table:table-row>
        <table:table-row>
          <table:table-cell table:style-name="Tabela1-RequisitosFuncionais.A2" office:value-type="string">
            <text:p text:style-name="P35">RF 03</text:p>
          </table:table-cell>
          <table:table-cell table:style-name="Tabela1-RequisitosFuncionais.B2" office:value-type="string">
            <text:p text:style-name="P10">Manter Cliente</text:p>
          </table:table-cell>
        </table:table-row>
        <table:table-row>
          <table:table-cell table:style-name="Tabela1-RequisitosFuncionais.A2" office:value-type="string">
            <text:p text:style-name="P35">RF 04</text:p>
          </table:table-cell>
          <table:table-cell table:style-name="Tabela1-RequisitosFuncionais.B2" office:value-type="string">
            <text:p text:style-name="P35">Manter Usuários</text:p>
          </table:table-cell>
        </table:table-row>
        <table:table-row>
          <table:table-cell table:style-name="Tabela1-RequisitosFuncionais.A2" office:value-type="string">
            <text:p text:style-name="P35">RF 05</text:p>
          </table:table-cell>
          <table:table-cell table:style-name="Tabela1-RequisitosFuncionais.B2" office:value-type="string">
            <text:p text:style-name="P35">Manter Colaboradores</text:p>
          </table:table-cell>
        </table:table-row>
        <table:table-row>
          <table:table-cell table:style-name="Tabela1-RequisitosFuncionais.A2" office:value-type="string">
            <text:p text:style-name="P35">RF 06</text:p>
          </table:table-cell>
          <table:table-cell table:style-name="Tabela1-RequisitosFuncionais.B2" office:value-type="string">
            <text:p text:style-name="P35">Manter Áreas da Empresa</text:p>
          </table:table-cell>
        </table:table-row>
        <table:table-row>
          <table:table-cell table:style-name="Tabela1-RequisitosFuncionais.A2" office:value-type="string">
            <text:p text:style-name="P35">RF 07</text:p>
          </table:table-cell>
          <table:table-cell table:style-name="Tabela1-RequisitosFuncionais.B2" office:value-type="string">
            <text:p text:style-name="P35">Manter Departamentos da Área</text:p>
          </table:table-cell>
        </table:table-row>
        <table:table-row>
          <table:table-cell table:style-name="Tabela1-RequisitosFuncionais.A2" office:value-type="string">
            <text:p text:style-name="P35">RF 08</text:p>
          </table:table-cell>
          <table:table-cell table:style-name="Tabela1-RequisitosFuncionais.B2" office:value-type="string">
            <text:p text:style-name="P35">Manter Ponto de Alocação</text:p>
          </table:table-cell>
        </table:table-row>
        <table:table-row>
          <table:table-cell table:style-name="Tabela1-RequisitosFuncionais.A2" office:value-type="string">
            <text:p text:style-name="P35">RF 09</text:p>
          </table:table-cell>
          <table:table-cell table:style-name="Tabela1-RequisitosFuncionais.B2" office:value-type="string">
            <text:p text:style-name="P35">Manter Turnos</text:p>
          </table:table-cell>
        </table:table-row>
        <table:table-row>
          <table:table-cell table:style-name="Tabela1-RequisitosFuncionais.A2" office:value-type="string">
            <text:p text:style-name="P35">RF 10</text:p>
          </table:table-cell>
          <table:table-cell table:style-name="Tabela1-RequisitosFuncionais.B2" office:value-type="string">
            <text:p text:style-name="P35">Manter Perfil de Jornada</text:p>
          </table:table-cell>
        </table:table-row>
        <table:table-row>
          <table:table-cell table:style-name="Tabela1-RequisitosFuncionais.A2" office:value-type="string">
            <text:p text:style-name="P35">RF 11</text:p>
          </table:table-cell>
          <table:table-cell table:style-name="Tabela1-RequisitosFuncionais.B2" office:value-type="string">
            <text:p text:style-name="P35">Manter Escala de Trabalho</text:p>
          </table:table-cell>
        </table:table-row>
        <table:table-row>
          <table:table-cell table:style-name="Tabela1-RequisitosFuncionais.A2" office:value-type="string">
            <text:p text:style-name="P35">RF 12</text:p>
          </table:table-cell>
          <table:table-cell table:style-name="Tabela1-RequisitosFuncionais.B2" office:value-type="string">
            <text:p text:style-name="P35">Visualizar Minha Escala</text:p>
          </table:table-cell>
        </table:table-row>
        <text:soft-page-break/>
        <table:table-row>
          <table:table-cell table:style-name="Tabela1-RequisitosFuncionais.A2" office:value-type="string">
            <text:p text:style-name="P35">RF 13</text:p>
          </table:table-cell>
          <table:table-cell table:style-name="Tabela1-RequisitosFuncionais.B2" office:value-type="string">
            <text:p text:style-name="P35">Solicitar Alteração de Escala</text:p>
          </table:table-cell>
        </table:table-row>
        <table:table-row>
          <table:table-cell table:style-name="Tabela1-RequisitosFuncionais.A2" office:value-type="string">
            <text:p text:style-name="P35">RF 14</text:p>
          </table:table-cell>
          <table:table-cell table:style-name="Tabela1-RequisitosFuncionais.B2" office:value-type="string">
            <text:p text:style-name="P35">Impressão de Escala Geral</text:p>
          </table:table-cell>
        </table:table-row>
        <table:table-row>
          <table:table-cell table:style-name="Tabela1-RequisitosFuncionais.A2" office:value-type="string">
            <text:p text:style-name="P35">RF 15</text:p>
          </table:table-cell>
          <table:table-cell table:style-name="Tabela1-RequisitosFuncionais.B2" office:value-type="string">
            <text:p text:style-name="P35">Impressão de Escala Individual</text:p>
          </table:table-cell>
        </table:table-row>
      </table:table>
      <text:p text:style-name="P19"/>
      <text:h text:style-name="P27" text:outline-level="3">Regras de Negócio</text:h>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36">Referência</text:p>
            </table:table-cell>
            <table:table-cell table:style-name="Tabela2.A1" office:value-type="string">
              <text:p text:style-name="P36">RF</text:p>
            </table:table-cell>
            <table:table-cell table:style-name="Tabela2.C1" office:value-type="string">
              <text:p text:style-name="P36">Regra</text:p>
            </table:table-cell>
          </table:table-row>
        </table:table-header-rows>
        <table:table-row>
          <table:table-cell table:style-name="Tabela2.A2" office:value-type="string">
            <text:p text:style-name="P35">RN 01</text:p>
          </table:table-cell>
          <table:table-cell table:style-name="Tabela2.A2" office:value-type="string">
            <text:p text:style-name="P35">RF 11</text:p>
          </table:table-cell>
          <table:table-cell table:style-name="Tabela2.C2" office:value-type="string">
            <text:p text:style-name="P13"><text:span text:style-name="T62">T</text:span>oda escala deve ser criada com a quantidade mínima de colaboradores para turno/ponto em questão.</text:p>
          </table:table-cell>
        </table:table-row>
        <table:table-row>
          <table:table-cell table:style-name="Tabela2.A2" office:value-type="string">
            <text:p text:style-name="P35">RN 02</text:p>
          </table:table-cell>
          <table:table-cell table:style-name="Tabela2.A2" office:value-type="string">
            <text:p text:style-name="P35">RF 11</text:p>
          </table:table-cell>
          <table:table-cell table:style-name="Tabela2.C2" office:value-type="string">
            <text:p text:style-name="P13"><text:span text:style-name="T62">N</text:span>enhuma escala de colaborador poderá repetir o colaborador em uma mesma data/hora.</text:p>
          </table:table-cell>
        </table:table-row>
        <table:table-row>
          <table:table-cell table:style-name="Tabela2.A2" office:value-type="string">
            <text:p text:style-name="P35">RN 03</text:p>
          </table:table-cell>
          <table:table-cell table:style-name="Tabela2.A2" office:value-type="string">
            <text:p text:style-name="P35">RF 11</text:p>
          </table:table-cell>
          <table:table-cell table:style-name="Tabela2.C2" office:value-type="string">
            <text:p text:style-name="P13"><text:span text:style-name="T62">C</text:span>ancelamento <text:span text:style-name="T62">ou </text:span>inserção de colaborador em escalas fora do prazo máximo configurado na empresa do colaborador em questão, só poder<text:span text:style-name="T62">ão</text:span> ser executada<text:span text:style-name="T62">s</text:span> por um usuário com perfil Administrador</text:p>
          </table:table-cell>
        </table:table-row>
        <table:table-row>
          <table:table-cell table:style-name="Tabela2.A2" office:value-type="string">
            <text:p text:style-name="P35">RN 04</text:p>
          </table:table-cell>
          <table:table-cell table:style-name="Tabela2.A2" office:value-type="string">
            <text:p text:style-name="P35">RF 12</text:p>
          </table:table-cell>
          <table:table-cell table:style-name="Tabela2.C2" office:value-type="string">
            <text:p text:style-name="P35">O <text:span text:style-name="T29">sistema apresentará somente as informações relacionadas ao usuário logado.</text:span></text:p>
          </table:table-cell>
        </table:table-row>
        <table:table-row>
          <table:table-cell table:style-name="Tabela2.A2" office:value-type="string">
            <text:p text:style-name="P35">RN 05</text:p>
          </table:table-cell>
          <table:table-cell table:style-name="Tabela2.A2" office:value-type="string">
            <text:p text:style-name="P35">RF 13</text:p>
          </table:table-cell>
          <table:table-cell table:style-name="Tabela2.C2" office:value-type="string">
            <text:p text:style-name="P35">S<text:span text:style-name="T29">omente poder</text:span><text:span text:style-name="T28">ão ser</text:span><text:span text:style-name="T29"> solicita</text:span><text:span text:style-name="T28">das</text:span><text:span text:style-name="T29"> alterações </text:span><text:span text:style-name="T28">em</text:span><text:span text:style-name="T29"> escalas futuras, e que estejam dentro do prazo mínimo registrado na empresa </text:span><text:span text:style-name="T28">a </text:span><text:span text:style-name="T29">qual o colaborador faz parte.</text:span></text:p>
          </table:table-cell>
        </table:table-row>
      </table:table>
      <text:p text:style-name="P20"/>
      <text:h text:style-name="P31" text:outline-level="1">Escala de trabalho</text:h>
      <text:p text:style-name="P8"><text:tab/>O projeto de sistema em plataforma web é voltado à facilitação da criação e manutenção das escalas de trabalho, sem a pretensão de obrigar o usuário a atender todas as nuances da CLT, nem fazer encontro de informações com cartão ponto para verificação da fiel execução das escalas criadas.</text:p>
      <text:p text:style-name="P8"><text:tab/>O usuário poderá registrar os clientes <text:span text:style-name="T54">que serão</text:span> atendidos, bem como seus vários pontos de alocação com seus turnos e quantidade mínima de colaboradores para cada turno. O escopo prevê também a gestão de várias empresas, suas áreas, departamentos e colaboradores.</text:p>
      <text:p text:style-name="P9"><text:tab/>A criação de escalas é o ponto onde o usuário vai criar as escalas e ter uma fácil visualização das informações dos pontos de alocação e turno, com o perfil da jornada, mínimo de colaboradores, bem como as horas trabalhadas/previstas para o colaborador na semana e no mês, a fim de evitar sobrecarga. Caso o usuário tente inserir um usuário com horas em <text:soft-page-break/>sobrecarga na semana e/ou no mês, o sistema vai exibir um alerta, chamando atenção do usuário para tal ação.</text:p>
      <text:p text:style-name="P9"><text:tab/>Após a criação das escalas, as mesmas ficam disponíveis para a gestão que pode cancelar escalas inteiras antes da mesma se iniciar, e também pode inserir/remover colaboradores, sempre em escalas futuras. O colaborador também poderá solicitar alteração em suas escalas futuras, respeitando o prazo máximo de antecedência de cada empresa. As solicitações, bem como o retorno dessas ficam registrados, para consultas futuras.</text:p>
      <text:p text:style-name="P11"><text:tab/>Relatórios para operação como escala de um colaborador, escala de um ponto de alocação, e escalas de um cliente específico são recursos que o sistema oferece.</text:p>
      <text:p text:style-name="P11"/>
      <text:h text:style-name="P34" text:outline-level="1">Resultados Obtidos</text:h>
      <text:p text:style-name="P14"/>
      <text:h text:style-name="P34" text:outline-level="1">Conclusão</text:h>
      <text:p text:style-name="Text_20_body"><text:span text:style-name="T55"/></text:p>
      <text:h text:style-name="P33" text:outline-level="1">Referências bibliográficas</text:h>
      <text:p text:style-name="P6"><text:span text:style-name="T47">BRASIL. Decreto-lei nº 5.452, de 1º de Maio de 1943.</text:span><text:span text:style-name="T34"> </text:span><text:span text:style-name="T35">CONSOLIDAÇÃO DAS LEIS DO TRABALHO</text:span><text:span text:style-name="T1">. Brasília, DF, Maio de 1943. Disponível em &lt;</text:span>http://www.planalto.gov.br/ccivil_03/decreto-lei/del5452.htm<text:span text:style-name="T46">&gt;. Acesso em 04 nov. de 2019.</text:span></text:p>
      <text:p text:style-name="P5"/>
      <text:p text:style-name="P5">CLT: Conheça todos os tipos de escalas de trabalho permitidas. <text:span text:style-name="T32">REDE JORNAL CONTÁBIL</text:span><text:span text:style-name="T48">. 2019. Disponível em &lt;</text:span>https://www.jornalcontabil.com.br/clt-conheca-todos-os-tipos-de-escalas-de-trabalho-permitidas<text:span text:style-name="T48">&gt;</text:span>. <text:span text:style-name="T13">Acesso em 04 Nov. 2019.</text:span></text:p>
      <text:p text:style-name="P5"/>
      <text:p text:style-name="P5"><text:span text:style-name="T50">TRIBUNAL SUPERIOR DO TRABALHO. </text:span><text:span text:style-name="T33">TST.JUS.BR</text:span><text:span text:style-name="T50">. </text:span>Ranking dos Assuntos mais Recorrentes. <text:span text:style-name="T50">c2019.</text:span> <text:span text:style-name="T14">Disponível em &lt;http://www.tst.jus.br/web/estatistica/tst/assuntos-mais-recorrentes&gt;. Acesso em 04 Nov. 2019.</text:span></text:p>
      <text:p text:style-name="P5"/>
      <text:p text:style-name="P5"><text:span text:style-name="T56">ROBINSON, David. </text:span>The Incredible Growth of Python. <text:span text:style-name="T36">STACK OVERFLOW</text:span><text:span text:style-name="T56">. 06 de Set. de 2017.</text:span> <text:span text:style-name="T21">Disponível em &lt;</text:span>https://stackoverflow.blog/2017/09/06/incredible-growth-python<text:span text:style-name="T56">&gt;</text:span>. <text:span text:style-name="T21">Acesso em 04 Nov. 2019.</text:span></text:p>
      <text:p text:style-name="P5"/>
      <text:p text:style-name="P5"><text:soft-page-break/><text:span text:style-name="T57">HIDEKI, Erik. </text:span>Django: Fontes de estudo e referências. <text:span text:style-name="T37">APRENDENDO PYTHON</text:span><text:span text:style-name="T57">. 08 de Mai. de 2013.</text:span> <text:span text:style-name="T21">Disponível em &lt;https://ericstk.wordpress.com/2013/05/08/django-fontes-de-estudo-e-referencias&gt;. Acesso em 04 Nov. 2019.</text:span></text:p>
      <text:p text:style-name="P5"/>
      <text:p text:style-name="P5"><text:span text:style-name="T58">ABOUT – WHY USE POSTGRESQL</text:span>? <text:span text:style-name="T38">POSTGRESQL.ORG</text:span><text:span text:style-name="T58">.</text:span> <text:span text:style-name="T58">c1996-2019. Disponível em &lt;https://www.postgresql.org/about&gt;. Acesso em 04 Nov. 2019.</text:span></text:p>
      <text:p text:style-name="P5"/>
      <text:p text:style-name="P5"><text:span text:style-name="T59">POSTGRESQL – LICENSE</text:span>. <text:span text:style-name="T39">POSTGRESQL.ORG</text:span><text:span text:style-name="T59">. c1996-2019.</text:span> <text:span text:style-name="T23">Disponível em &lt;https://www.postgresql.org/about/licence&gt;. Acesso em 04 Nov. 2019.</text:span></text:p>
      <text:p text:style-name="P5"/>
      <text:p text:style-name="P4"><text:span text:style-name="T60">POSTGRESQL – ABOUT</text:span>. <text:span text:style-name="T40">POSTGRESQL.ORG</text:span><text:span text:style-name="T60">. c1996-2019.</text:span> Disponível em <text:span text:style-name="T60">&lt;</text:span>https://www.postgresql.org/about<text:span text:style-name="T60">&gt;</text:span>. Acesso em <text:span text:style-name="T60">04 Nov.</text:span> 2019. </text:p>
      <text:p text:style-name="P5"/>
      <text:p text:style-name="P15"><text:span text:style-name="T24">GNU GENERAL PUBLIC LICENSE. </text:span><text:span text:style-name="T27">GNU OPERATING SYSTEM</text:span><text:span text:style-name="T26">. V3. 29 Jun. 2007. </text:span><text:span text:style-name="T25">Disponível em </text:span><text:span text:style-name="T26">&lt;</text:span><text:span text:style-name="T25">https://www.gnu.org/licenses/gpl-3.0.en.html</text:span><text:span text:style-name="T26">&gt;</text:span><text:span text:style-name="T25">. Acesso em </text:span><text:span text:style-name="T26">04 Nov. </text:span><text:span text:style-name="T25">2019.</text:span></text:p>
      <text:p text:style-name="P5"/>
      <text:p text:style-name="P2"><text:span text:style-name="T61">O QUE É VUE.JS</text:span>?. <text:span text:style-name="T41">VUE.JS</text:span><text:span text:style-name="T61">. C2019.</text:span> Disponível em: <text:span text:style-name="T61">&lt;</text:span>https://br.vuejs.org/v2/guide/index.html<text:span text:style-name="T61">&gt;</text:span>. Acesso em <text:span text:style-name="T61">04 Nov.</text:span> 2019.</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9db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2" fo:font-family="'Times New Roman'" style:font-style-name="Regular"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Times New Roman2"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o" style:font-family-generic="roman"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2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6:51:01.558688524</meta:creation-date>
    <meta:generator>LibreOffice/6.0.7.3$Linux_X86_64 LibreOffice_project/dc89aa7a9eabfd848af146d5086077aeed2ae4a5</meta:generator>
    <dc:date>2019-11-04T12:13:15.133674028</dc:date>
    <meta:editing-duration>PT3H47M45S</meta:editing-duration>
    <meta:editing-cycles>60</meta:editing-cycles>
    <meta:document-statistic meta:table-count="2" meta:image-count="0" meta:object-count="0" meta:page-count="6" meta:paragraph-count="93" meta:word-count="1510" meta:character-count="10244" meta:non-whitespace-character-count="8801"/>
  </office:meta>
</office:document-meta>
</file>